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text-properties officeooo:rsid="00288941" officeooo:paragraph-rsid="00288941"/>
    </style:style>
    <style:style style:name="P9" style:family="paragraph" style:parent-style-name="Text_20_body">
      <style:text-properties officeooo:paragraph-rsid="00288941"/>
    </style:style>
    <style:style style:name="P10" style:family="paragraph" style:parent-style-name="Standard">
      <style:text-properties officeooo:rsid="002de917" officeooo:paragraph-rsid="002de917"/>
    </style:style>
    <style:style style:name="P11" style:family="paragraph" style:parent-style-name="Text_20_body">
      <style:text-properties officeooo:rsid="002b0646" officeooo:paragraph-rsid="002b0646"/>
    </style:style>
    <style:style style:name="P12" style:family="paragraph" style:parent-style-name="Text_20_body">
      <style:paragraph-properties fo:break-before="page"/>
      <style:text-properties officeooo:rsid="002b0646" officeooo:paragraph-rsid="002b0646"/>
    </style:style>
    <style:style style:name="P13" style:family="paragraph" style:parent-style-name="Text_20_body">
      <style:text-properties officeooo:paragraph-rsid="002b0646"/>
    </style:style>
    <style:style style:name="P14" style:family="paragraph" style:parent-style-name="Heading_20_1">
      <style:text-properties officeooo:rsid="001d885a" officeooo:paragraph-rsid="001d885a"/>
    </style:style>
    <style:style style:name="P15" style:family="paragraph" style:parent-style-name="Heading_20_1">
      <style:paragraph-properties fo:break-before="page"/>
      <style:text-properties officeooo:rsid="002fab06" officeooo:paragraph-rsid="002fab06"/>
    </style:style>
    <style:style style:name="P16" style:family="paragraph" style:parent-style-name="Heading_20_2">
      <style:text-properties officeooo:rsid="001e65ea" officeooo:paragraph-rsid="001e65ea"/>
    </style:style>
    <style:style style:name="P17" style:family="paragraph" style:parent-style-name="Heading_20_2">
      <style:paragraph-properties fo:break-before="page"/>
      <style:text-properties officeooo:rsid="0025dd2f" officeooo:paragraph-rsid="0025dd2f"/>
    </style:style>
    <style:style style:name="P18" style:family="paragraph" style:parent-style-name="Heading_20_2">
      <style:paragraph-properties fo:break-before="page"/>
      <style:text-properties officeooo:rsid="00288941" officeooo:paragraph-rsid="00288941"/>
    </style:style>
    <style:style style:name="P19" style:family="paragraph" style:parent-style-name="Standard" style:list-style-name="L3">
      <style:text-properties officeooo:rsid="002de917" officeooo:paragraph-rsid="002de917"/>
    </style:style>
    <style:style style:name="P20" style:family="paragraph" style:parent-style-name="Standard">
      <style:text-properties officeooo:rsid="002de917" officeooo:paragraph-rsid="002de917"/>
    </style:style>
    <style:style style:name="P21" style:family="paragraph" style:parent-style-name="Standard" style:list-style-name="L3">
      <style:text-properties style:use-window-font-color="true" loext:opacity="0%" officeooo:rsid="002de917" officeooo:paragraph-rsid="002de917"/>
    </style:style>
    <style:style style:name="P22"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23" style:family="paragraph" style:parent-style-name="Text_20_body" style:list-style-name="L1">
      <style:text-properties officeooo:paragraph-rsid="001d885a"/>
    </style:style>
    <style:style style:name="P24" style:family="paragraph" style:parent-style-name="Text_20_body" style:list-style-name="L1">
      <style:text-properties officeooo:rsid="001d885a" officeooo:paragraph-rsid="001d885a"/>
    </style:style>
    <style:style style:name="P25" style:family="paragraph" style:parent-style-name="Text_20_body" style:list-style-name="L1">
      <style:text-properties officeooo:rsid="001d885a" officeooo:paragraph-rsid="001e65ea"/>
    </style:style>
    <style:style style:name="P26" style:family="paragraph" style:parent-style-name="Text_20_body" style:list-style-name="L1">
      <style:text-properties officeooo:rsid="001e65ea" officeooo:paragraph-rsid="001e65ea"/>
    </style:style>
    <style:style style:name="P27" style:family="paragraph" style:parent-style-name="Text_20_body" style:list-style-name="L1">
      <style:text-properties officeooo:rsid="0022312f" officeooo:paragraph-rsid="0022312f"/>
    </style:style>
    <style:style style:name="P28" style:family="paragraph" style:parent-style-name="Text_20_body" style:list-style-name="L1">
      <style:text-properties officeooo:rsid="00220878" officeooo:paragraph-rsid="00220878"/>
    </style:style>
    <style:style style:name="P29" style:family="paragraph" style:parent-style-name="Text_20_body" style:list-style-name="L1">
      <style:text-properties officeooo:rsid="0023ed55" officeooo:paragraph-rsid="0023ed55"/>
    </style:style>
    <style:style style:name="P30" style:family="paragraph" style:parent-style-name="Text_20_body" style:list-style-name="L2">
      <style:text-properties officeooo:rsid="00288941" officeooo:paragraph-rsid="00288941"/>
    </style:style>
    <style:style style:name="P31" style:family="paragraph" style:parent-style-name="Text_20_body" style:list-style-name="L3">
      <style:text-properties officeooo:rsid="002de917" officeooo:paragraph-rsid="002de917"/>
    </style:style>
    <style:style style:name="P32" style:family="paragraph" style:parent-style-name="Text_20_body" style:list-style-name="L3">
      <style:text-properties style:use-window-font-color="true" loext:opacity="0%" officeooo:paragraph-rsid="002de917"/>
    </style:style>
    <style:style style:name="P33" style:family="paragraph" style:parent-style-name="Text_20_body">
      <style:text-properties officeooo:rsid="002fab06" officeooo:paragraph-rsid="002fab06"/>
    </style:style>
    <style:style style:name="P34" style:family="paragraph" style:parent-style-name="Text_20_body" style:list-style-name="L4">
      <style:text-properties officeooo:rsid="002fab06" officeooo:paragraph-rsid="002fab06"/>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loext:graphic-properties draw:fill="solid" draw:fill-color="#729fcf"/>
    </style:style>
    <style:style style:name="P41" style:family="paragraph">
      <loext:graphic-properties draw:fill="solid" draw:fill-color="#729fcf"/>
      <style:paragraph-properties style:writing-mode="lr-tb"/>
    </style:style>
    <style:style style:name="P42" style:family="paragraph">
      <style:paragraph-properties style:text-autospace="none"/>
    </style:style>
    <style:style style:name="P43" style:family="paragraph">
      <loext:graphic-properties draw:fill="solid" draw:fill-color="#dddddd"/>
      <style:paragraph-properties style:text-autospace="none" style:writing-mode="lr-tb"/>
      <style:text-properties fo:font-size="12pt"/>
    </style:style>
    <style:style style:name="P44" style:family="paragraph">
      <loext:graphic-properties draw:fill="solid" draw:fill-color="#dddddd"/>
      <style:paragraph-properties style:text-autospace="none" style:writing-mode="lr-tb"/>
      <style:text-properties fo:color="#000000" loext:opacity="100%" fo:font-size="12pt"/>
    </style:style>
    <style:style style:name="P45"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000000" loext:opacity="100%" style:font-name="JetBrains Mono" fo:font-size="10pt" style:font-name-asian="JetBrains Mono" style:font-size-asian="10pt" style:font-name-complex="JetBrains Mono" style:font-size-complex="10pt"/>
    </style:style>
    <style:style style:name="T15" style:family="text">
      <style:text-properties fo:color="#a9b7c6"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Section 7 Web Development with Spring MVC</text:h>
      <text:p text:style-name="P2"/>
      <text:h text:style-name="P16"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3" draw:name="Frame1" text:anchor-type="paragraph" svg:x="0.549cm" svg:y="-0.076cm" svg:width="15.52cm" draw:z-index="0"><draw:text-box fo:min-height="3.357cm"><text:p text:style-name="Drawing"><draw:frame text:anchor-type="paragraph" draw:z-index="1" draw:name="Shape1" draw:style-name="gr10" draw:text-style-name="P45"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174430736" text:style-name="L1">
        <text:list-item>
          <text:p text:style-name="P24">I created a Maven project using <text:a xlink:type="simple" xlink:href="https://start.spring.io/" text:style-name="Internet_20_link" text:visited-style-name="Visited_20_Internet_20_Link">https://start.spring.io/</text:a></text:p>
          <text:list>
            <text:list-item>
              <text:p text:style-name="P24">java -. maven – 2.7.8 - </text:p>
            </text:list-item>
            <text:list-item>
              <text:p text:style-name="P24">&lt;groupId&gt;guru.springframework&lt;/groupId&gt;</text:p>
            </text:list-item>
            <text:list-item>
              <text:p text:style-name="P24">&lt;artifactId&gt;recipe&lt;/artifactId&gt;</text:p>
            </text:list-item>
            <text:list-item>
              <text:p text:style-name="P24"><text:tab/>&lt;name&gt;recipe&lt;/name&gt;</text:p>
            </text:list-item>
            <text:list-item>
              <text:p text:style-name="P24"><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95531929821038" text:continue-numbering="true" text:style-name="L1">
        <text:list-item>
          <text:p text:style-name="P25">Named my project folder same as artifactId – recipe</text:p>
        </text:list-item>
        <text:list-item>
          <text:p text:style-name="P26">extracted contents to the project’s current location.</text:p>
        </text:list-item>
        <text:list-item>
          <text:p text:style-name="P23"><text:span text:style-name="T2">made it a git </text:span><text:span text:style-name="T1">reposotory,a README.md,</text:span><text:span text:style-name="T2">created a master branch and an .gitignore file</text:span></text:p>
          <text:list>
            <text:list-header>
              <text:p text:style-name="P24">&gt; git init</text:p>
              <text:p text:style-name="P24">&gt;git switch -c master</text:p>
            </text:list-header>
            <text:list-item>
              <text:p text:style-name="P27">&gt; add and commit changes</text:p>
            </text:list-item>
            <text:list-item>
              <text:p text:style-name="P27">&gt; git add .</text:p>
            </text:list-item>
            <text:list-item>
              <text:p text:style-name="P27">&gt; git commit -m “add recipe project”</text:p>
            </text:list-item>
          </text:list>
        </text:list-item>
        <text:list-item>
          <text:p text:style-name="P26">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95532957590444" text:continue-numbering="true" text:style-name="L1">
        <text:list-item>
          <text:p text:style-name="P26">Pushed my local master branch to gitub.</text:p>
          <text:list>
            <text:list-header>
              <text:p text:style-name="P28">&gt; git push origin master</text:p>
            </text:list-header>
          </text:list>
        </text:list-item>
        <text:list-item>
          <text:p text:style-name="P29">open project in IDE (IntelliJ) and commit changes to this file</text:p>
        </text:list-item>
      </text:list>
      <text:p text:style-name="P4"/>
      <text:h text:style-name="P17"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9" draw:text-style-name="P45"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8" text:outline-level="2">Lesson 101 Create Index Page</text:h>
      <text:p text:style-name="P9"/>
      <text:list xml:id="list2221182647" text:style-name="L2">
        <text:list-item>
          <text:p text:style-name="P30">Create a controller</text:p>
        </text:list-item>
      </text:list>
      <text:p text:style-name="P8"/>
      <text:p text:style-name="P8"><draw:frame draw:style-name="fr3" draw:name="Frame3" text:anchor-type="paragraph" svg:x="0.467cm" svg:y="-0.116cm" svg:width="14.395cm" draw:z-index="6"><draw:text-box fo:min-height="8.634cm"><text:p text:style-name="Drawing"><draw:frame text:anchor-type="paragraph" draw:z-index="7" draw:name="Shape4" draw:style-name="gr7" draw:text-style-name="P43" svg:width="14.394cm" svg:height="8.633cm" svg:x="0cm" svg:y="0cm"><draw:text-box><text:p text:style-name="P42"><text:span text:style-name="T14">package guru.springframework.controllers;</text:span><text:span text:style-name="T14"><text:line-break/></text:span><text:span text:style-name="T14"><text:line-break/></text:span><text:span text:style-name="T14">import org.springframework.stereotype.Controller;</text:span><text:span text:style-name="T14"><text:line-break/></text:span><text:span text:style-name="T14">import </text:span><text:span text:style-name="T14">org.springframework.web.bind.annotation.RequestMapping;</text:span><text:span text:style-name="T14"><text:line-break/></text:span><text:span text:style-name="T14"><text:line-break/></text:span><text:span text:style-name="T14">/*</text:span><text:span text:style-name="T14"><text:line-break/></text:span><text:span text:style-name="T14"> <text:s text:c="3"/>Tells Spring that this is a Bean</text:span><text:span text:style-name="T14"><text:line-break/></text:span><text:span text:style-name="T14"> */</text:span><text:span text:style-name="T14"><text:line-break/></text:span><text:span text:style-name="T14">@Controller</text:span><text:span text:style-name="T14"><text:line-break/></text:span><text:span text:style-name="T14">public class IndexController {</text:span><text:span text:style-name="T14"><text:line-break/></text:span><text:span text:style-name="T14"><text:line-break/></text:span><text:span text:style-name="T14"> <text:s text:c="3"/>/*</text:span><text:span text:style-name="T14"><text:line-break/></text:span><text:span text:style-name="T14"> <text:s text:c="7"/>@RequestMapping({"","/","/index"}) is the URL path to the </text:span><text:span text:style-name="T14">index.html page</text:span><text:span text:style-name="T14"><text:line-break/></text:span><text:span text:style-name="T14"> <text:s text:c="6"/>return "index" name must match the actual htm file name</text:span><text:span text:style-name="T14"><text:line-break/></text:span><text:span text:style-name="T14"> <text:s text:c="4"/>*/</text:span><text:span text:style-name="T14"><text:line-break/></text:span><text:span text:style-name="T14"> <text:s text:c="3"/>@RequestMapping({"","/","/index"})</text:span><text:span text:style-name="T14"><text:line-break/></text:span><text:span text:style-name="T14"> <text:s text:c="3"/>public String getIndexPage(){</text:span><text:span text:style-name="T14"><text:line-break/></text:span><text:span text:style-name="T14"> <text:s text:c="7"/>return "index";</text:span><text:span text:style-name="T14"><text:line-break/></text:span><text:span text:style-name="T14"> <text:s text:c="3"/>}</text:span><text:span text:style-name="T14"><text:line-break/></text:span><text:span text:style-name="T14">}</text:span><text:span text:style-name="T15"><text:line-break/></text:span><text:span text:style-name="T15"/></text:p></draw:text-box></draw:frame>Drawing <text:sequence text:ref-name="refDrawing1" text:name="Drawing" text:formula="ooow:Drawing+1" style:num-format="1">2</text:sequence>: IndexController.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95533570514371" text:continue-numbering="true" text:style-name="L2">
        <text:list-item>
          <text:p text:style-name="P30">Create the View (index.html)</text:p>
        </text:list-item>
      </text:list>
      <text:p text:style-name="P8"/>
      <text:p text:style-name="P1"><draw:frame draw:style-name="fr3" draw:name="Frame2" text:anchor-type="paragraph" svg:x="0.33cm" svg:y="0.199cm" svg:width="10.134cm" draw:z-index="4"><draw:text-box fo:min-height="5.891cm"><text:p text:style-name="Drawing"><draw:frame text:anchor-type="paragraph" draw:z-index="5" draw:name="Shape3" draw:style-name="gr8" draw:text-style-name="P44" svg:width="10.133cm" svg:height="5.89cm" svg:x="0cm" svg:y="0cm"><draw:text-box><text:p text:style-name="P42"><text:span text:style-name="T14">&lt;!DOCTYPE html&gt;</text:span><text:span text:style-name="T14"><text:line-break/></text:span><text:span text:style-name="T14">&lt;html lang="en" xmlns:th="http://www.thymeleaf.org"&gt;</text:span><text:span text:style-name="T14"><text:line-break/></text:span><text:span text:style-name="T14">&lt;head&gt;</text:span><text:span text:style-name="T14"><text:line-break/></text:span><text:span text:style-name="T14"> <text:s text:c="3"/>&lt;meta charset="UTF-8"/&gt;</text:span><text:span text:style-name="T14"><text:line-break/></text:span><text:span text:style-name="T14"> <text:s text:c="3"/>&lt;title&gt;Recipe Home&lt;/title&gt;</text:span><text:span text:style-name="T14"><text:line-break/></text:span><text:span text:style-name="T14">&lt;/head&gt;</text:span><text:span text:style-name="T14"><text:line-break/></text:span><text:span text:style-name="T14">&lt;body&gt;</text:span><text:span text:style-name="T14"><text:line-break/></text:span><text:span text:style-name="T14">&lt;h1&gt;My Recipes!&lt;/h1&gt;</text:span><text:span text:style-name="T14"><text:line-break/></text:span><text:span text:style-name="T14">&lt;/body&gt;</text:span><text:span text:style-name="T14"><text:line-break/></text:span><text:span text:style-name="T1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2">Lesson 132 One to One JPA Relationship</text:p>
      <text:p text:style-name="P11"/>
      <text:p text:style-name="P13"><text:a xlink:type="simple" xlink:href="https://github.com/roloje777/spring5-recipe-app/tree/one-to-one-jpa" text:style-name="Internet_20_link" text:visited-style-name="Visited_20_Internet_20_Link"><text:span text:style-name="T6">one-to-one-jpa branch</text:span></text:a></text:p>
      <text:p text:style-name="P11"/>
      <text:p text:style-name="P11"><draw:frame draw:style-name="fr2"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1"/>
      <text:p text:style-name="P11">In this lesson we will map the one-to-one relationship between the Recipe and the Notes entities that are classes (objects) in Java.</text:p>
      <text:p text:style-name="P11">Note that the owner in the relationship is the recipe and the cascading is set to all.</text:p>
      <text:p text:style-name="P11">Also it is using a bi -directional relationship,.</text:p>
      <text:p text:style-name="P11"/>
      <text:p text:style-name="P11"><draw:frame text:anchor-type="paragraph" draw:z-index="12" draw:name="Shape5" draw:style-name="gr6" draw:text-style-name="P41"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1"/>
      <text:p text:style-name="P11"/>
      <text:p text:style-name="P11"/>
      <text:p text:style-name="P11"/>
      <text:p text:style-name="P11"/>
      <text:p text:style-name="P11"/>
      <text:p text:style-name="P11"/>
      <text:p text:style-name="P11"/>
      <text:p text:style-name="P11"/>
      <text:p text:style-name="P12"><draw:frame text:anchor-type="paragraph" draw:z-index="13" draw:name="Shape6" draw:style-name="gr5" draw:text-style-name="P41"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1"/>
      <text:p text:style-name="P11"/>
      <text:p text:style-name="P11"/>
      <text:p text:style-name="P11"/>
      <text:p text:style-name="P11"/>
      <text:p text:style-name="P11"/>
      <text:p text:style-name="P11"/>
      <text:p text:style-name="P11"/>
      <text:p text:style-name="P11"/>
      <text:p text:style-name="P11"><text:s/></text:p>
      <text:p text:style-name="P11"><draw:frame text:anchor-type="paragraph" draw:z-index="14" draw:name="Shape7" draw:style-name="gr4" draw:text-style-name="P41"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1"/>
      <text:p text:style-name="P11"/>
      <text:p text:style-name="P11"/>
      <text:p text:style-name="P11"/>
      <text:p text:style-name="P11"/>
      <text:p text:style-name="P11"><draw:frame text:anchor-type="paragraph" draw:z-index="15" draw:name="Shape8" draw:style-name="gr3" draw:text-style-name="P41"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text:a xlink:type="simple" xlink:href="../../../../Section%208%20JPA%20Data%20Modeling%20with%20Spring%20and%20Hibernate/JPA+Entity+Relationships.pdf" text:style-name="Internet_20_link" text:visited-style-name="Visited_20_Internet_20_Link"><text:span text:style-name="T6">See notes here</text:span></text:a></text:p>
      <text:p text:style-name="P13"/>
      <text:list xml:id="list223303504" text:style-name="L3">
        <text:list-item>
          <text:p text:style-name="P31">see use of tags when craeting the entities on the object model</text:p>
          <text:list>
            <text:list-item>
              <text:p text:style-name="P31">@Entity – class is an entity</text:p>
            </text:list-item>
            <text:list-item>
              <text:p text:style-name="P31">@ID – primary key for the entity</text:p>
            </text:list-item>
            <text:list-item>
              <text:p text:style-name="P32"><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9">@OneToOne – a One to one relationship</text:p>
            </text:list-item>
            <text:list-item>
              <text:p text:style-name="P21"><text:span text:style-name="T8">@OneToOne(cascade = CascadeType.</text:span><text:span text:style-name="T10">ALL</text:span><text:span text:style-name="T8">) – opne to one relationship set at owner with cascade type set to all</text:span></text:p>
            </text:list-item>
          </text:list>
        </text:list-item>
      </text:list>
      <text:p text:style-name="P22"/>
      <text:p text:style-name="P10"><draw:frame draw:style-name="fr1"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0"/>
      <text:p text:style-name="P10"/>
      <text:h text:style-name="P15" text:outline-level="1">Lesson 133 One To Many JPA Relationships</text:h>
      <text:p text:style-name="P35"/>
      <text:p text:style-name="P35"/>
      <text:p text:style-name="P35"/>
      <text:p text:style-name="P35"><draw:frame draw:style-name="fr4" draw:name="Image5" text:anchor-type="char" svg:width="17cm" svg:height="9.562cm" draw:z-index="18"><draw:image xlink:href="Pictures/1000000100000780000004384DA3216863F69DFB.png" xlink:type="simple" xlink:show="embed" xlink:actuate="onLoad" draw:mime-type="image/png"/></draw:frame><text:s text:c="4"/></text:p>
      <text:p text:style-name="P35"/>
      <text:list xml:id="list1516206575" text:style-name="L4">
        <text:list-item>
          <text:p text:style-name="P34">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 draw:text-style-name="P40" svg:width="11.888cm" svg:height="1.4cm" svg:x="1.589cm" svg:y="0.226cm"><draw:text-box><text:p>@OneToMany(cascade = CascadeType.ALL, mappedBy = "recipe")</text:p><text:p>private Set&lt;Ingredient&gt; ingredients;</text:p></draw:text-box></draw:frame></text:p>
      <text:p text:style-name="P33"/>
      <text:list xml:id="list95533211758514" text:continue-numbering="true" text:style-name="L4">
        <text:list-header>
          <text:p text:style-name="P34"/>
          <text:list>
            <text:list-item>
              <text:p text:style-name="P34">Engredient – Recipe (* - 1) many-to-one – só you will have a Recipy reference variable in the EntityObject</text:p>
            </text:list-item>
          </text:list>
        </text:list-header>
      </text:list>
      <text:p text:style-name="P33"/>
      <text:p text:style-name="P33"><draw:frame text:anchor-type="paragraph" draw:z-index="20" draw:name="Text Frame 2" draw:style-name="gr1" draw:text-style-name="P40"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2" draw:text-style-name="P40"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
      <text:p text:style-name="P39"><draw:frame text:anchor-type="paragraph" draw:z-index="22" draw:name="Text Frame 4" draw:style-name="gr1" draw:text-style-name="P40" svg:width="11.311cm" svg:height="1.532cm" svg:x="0.042cm" svg:y="0.236cm"><draw:text-box><text:p><text:s text:c="4"/>@ManyToOne</text:p><text:p><text:s text:c="4"/>private Recipe recipe;</text:p></draw:text-box></draw:frame><text:soft-page-break/></text:p>
      <text:p text:style-name="P39"/>
      <text:p text:style-name="P39"/>
      <text:p text:style-name="P39">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16T09:55:31.679306189</dc:date>
    <meta:editing-duration>PT54M58S</meta:editing-duration>
    <meta:editing-cycles>13</meta:editing-cycles>
    <meta:generator>LibreOffice/7.3.7.2$Linux_X86_64 LibreOffice_project/30$Build-2</meta:generator>
    <meta:document-statistic meta:table-count="0" meta:image-count="5" meta:object-count="0" meta:page-count="11" meta:paragraph-count="104" meta:word-count="1231" meta:character-count="6848" meta:non-whitespace-character-count="5660"/>
  </office:meta>
</office:document-meta>
</file>